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8000002C4FF850A674F56B963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scalonamento de Procesos SO</text:p>
          </draw:text-box>
        </draw:frame>
        <draw:frame presentation:style-name="pr2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1" draw:layer="layout" svg:width="26.319cm" svg:height="13.413cm" svg:x="1cm" svg:y="5.087cm">
          <draw:image xlink:href="Pictures/10000201000003F8000002C4FF850A674F56B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56:29.103295783</meta:creation-date>
    <meta:editing-duration>PT4M20S</meta:editing-duration>
    <meta:editing-cycles>2</meta:editing-cycles>
    <meta:generator>LibreOffice/5.4.1.2.0$Linux_X86_64 LibreOffice_project/40m0$Build-2</meta:generator>
    <dc:date>2017-09-14T17:00:48.581411579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